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Century Gothic'" style:font-family-generic="swiss"/>
    <style:font-face style:name="Century Gothic" svg:font-family="'Century Gothi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style:text-properties style:font-name="Century Gothic" style:font-name-complex="Century Gothic"/>
    </style:style>
    <style:style style:name="P2" style:family="paragraph" style:parent-style-name="Standard">
      <style:text-properties style:font-name="Century Gothic" fo:language="en" fo:country="US" style:font-name-complex="Century Gothic"/>
    </style:style>
    <style:style style:name="P3" style:family="paragraph" style:parent-style-name="Standard">
      <style:text-properties style:font-name="Century Gothic" fo:language="en" fo:country="US" style:language-asian="zh" style:country-asian="CN" style:font-name-complex="Century Gothic"/>
    </style:style>
    <style:style style:name="P4" style:family="paragraph" style:parent-style-name="Standard">
      <style:text-properties style:font-name="Century Gothic" style:font-name-asian="Century Gothic" style:font-name-complex="Century Gothic"/>
    </style:style>
    <style:style style:name="P5" style:family="paragraph" style:parent-style-name="Text_20_body">
      <style:text-properties style:font-name="Century Gothic" fo:language="en" fo:country="US" style:font-name-complex="Century Gothic"/>
    </style:style>
    <style:style style:name="T1" style:family="text">
      <style:text-properties style:font-name="Century Gothic" style:font-name-complex="Century Gothic"/>
    </style:style>
    <style:style style:name="T2" style:family="text">
      <style:text-properties style:font-name="Century Gothic" fo:language="en" fo:country="US" style:font-name-complex="Century Gothic"/>
    </style:style>
    <style:style style:name="T3" style:family="text">
      <style:text-properties fo:language="en" fo:country="US"/>
    </style:style>
    <style:style style:name="T4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Eneko Gómez Díaz</text:span><text:line-break/>C. Sant Josep, 18. 07701 Maó<text:line-break/>54321987L<text:line-break/>665892314</text:p>
      <text:p text:style-name="Text_20_body"><text:span text:style-name="Strong_20_Emphasis">DESTINATARI:</text:span><text:line-break/>Departament de Recursos Humans<text:line-break/>IES Joan Ramis i Ramis<text:line-break/>AV VIVES LLULL, Nº 15, 07703 Maó, Illes Balears</text:p>
      <text:p text:style-name="Text_20_body"><text:span text:style-name="Strong_20_Emphasis">PETICIÓ PER PARTICIPAR EN EL PROCÉS SELECTIU</text:span></text:p>
      <text:p text:style-name="Text_20_body"><text:span text:style-name="Strong_20_Emphasis">EXPOSO:</text:span></text:p>
      <text:p text:style-name="Text_20_body">Que estic interessat a formar part del procés selectiu per a ocupar la plaça d’assistent administratiu a l’IES Joan Ramis i Ramis, d’acord amb el que s’ha especificat en la convocatòria publicada.</text:p>
      <text:p text:style-name="Text_20_body">Que compleixo els requisits establerts a les bases de la convocatòria i incloc tota la documentació sol·licitada, així com el meu currículum vitae i altres documents que acrediten els meus mèrits acadèmics i professionals.</text:p>
      <text:p text:style-name="Text_20_body">Que tinc experiència prèvia en feines administratives tant en el sector públic com privat, i que compto amb la formació necessària per a les tasques que s’han detallat per a aquesta plaça.</text:p>
      <text:p text:style-name="Text_20_body"><text:span text:style-name="Strong_20_Emphasis">Per tot això,</text:span></text:p>
      <text:p text:style-name="Text_20_body"><text:span text:style-name="Strong_20_Emphasis">DEMANO:</text:span></text:p>
      <text:p text:style-name="Text_20_body">Que es tingui en compte aquesta sol·licitud per a participar en el procés de selecció per a la plaça administrativa anunciada i que se’m consideri com a candidat per al lloc ofert.</text:p>
      <text:p text:style-name="Text_20_body">Maó, 20 de desembre de 2024</text:p>
      <text:p text:style-name="Text_20_body"><text:span text:style-name="Strong_20_Emphasis">Eneko Gómez Díaz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Century Gothic'" style:font-family-generic="swiss"/>
    <style:font-face style:name="Century Gothic" svg:font-family="'Century Gothi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Century Gothic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DejaVu Sans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11-13T13:15:00</meta:creation-date>
    <dc:date>2024-12-12T16:08:08.649067899</dc:date>
    <meta:editing-cycles>2</meta:editing-cycles>
    <meta:editing-duration>P4DT1H3M45S</meta:editing-duration>
    <meta:document-statistic meta:table-count="0" meta:image-count="0" meta:object-count="0" meta:page-count="1" meta:paragraph-count="12" meta:word-count="181" meta:character-count="1079" meta:non-whitespace-character-count="910"/>
    <meta:generator>LibreOffice/24.2.7.2$Linux_X86_64 LibreOffice_project/420$Build-2</meta:generator>
    <meta:user-defined meta:name="KSOProductBuildVer">1033-11.1.0.11719</meta:user-defined>
  </office:meta>
</office:document-meta>
</file>